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rtigo 4: <text:span text:style-name="Strong_20_Emphasis">"An Extensive Comparative Study of Cluster Validity Indices" (Arbelaitz et al., 2013)</text:span></text:h>
      <text:p text:style-name="Horizontal_20_Line"/>
      <text:h text:style-name="Heading_20_4" text:outline-level="4"><text:span text:style-name="Strong_20_Emphasis">1. Introdução</text:span></text:h>
      <text:p text:style-name="Text_20_body">Os algoritmos de agrupamento (ou clustering) são amplamente utilizados em diversas áreas, como bioinformática, mineração de dados, aprendizado de máquina e visão computacional. Entretanto, não existe um algoritmo de clustering universalmente ótimo para todos os problemas. A escolha do número de clusters e a avaliação da qualidade das partições geradas por esses algoritmos são desafios centrais.</text:p>
      <text:p text:style-name="Text_20_body">Este artigo apresenta uma análise comparativa abrangente de <text:span text:style-name="Strong_20_Emphasis">índices de validade de cluster (Cluster Validity Indices, CVIs)</text:span>, explorando como diferentes índices internos podem ser utilizados para avaliar a qualidade das partições geradas. Os CVIs internos medem a qualidade de um agrupamento considerando a <text:span text:style-name="Strong_20_Emphasis">coesão intra-cluster</text:span> (objetos dentro de um cluster são semelhantes) e a <text:span text:style-name="Strong_20_Emphasis">separação inter-cluster</text:span> (os clusters são bem separados).</text:p>
      <text:p text:style-name="Text_20_body">Os principais objetivos do artigo incluem:</text:p>
      <text:list xml:id="list1916371057" text:style-name="L1">
        <text:list-item>
          <text:p text:style-name="P3">Identificar quais índices apresentam desempenho consistente em diferentes cenários. </text:p>
        </text:list-item>
        <text:list-item>
          <text:p text:style-name="P3">Analisar os pontos fortes e limitações dos CVIs internos. </text:p>
        </text:list-item>
        <text:list-item>
          <text:p text:style-name="P2">Fornecer recomendações práticas para a escolha de índices em diferentes condições de agrupamento. </text:p>
        </text:list-item>
      </text:list>
      <text:p text:style-name="Horizontal_20_Line"/>
      <text:h text:style-name="Heading_20_4" text:outline-level="4"><text:span text:style-name="Strong_20_Emphasis">2. Objetivo do Estudo</text:span></text:h>
      <text:p text:style-name="Text_20_body">O estudo se propõe a responder as seguintes questões:</text:p>
      <text:list xml:id="list4247623054" text:style-name="L2">
        <text:list-item>
          <text:p text:style-name="P5">Quais CVIs são mais adequados para diferentes estruturas de dados, como clusters esféricos, alongados ou sobrepostos? </text:p>
        </text:list-item>
        <text:list-item>
          <text:p text:style-name="P5">Como os índices internos se comportam em presença de ruído e alta dimensionalidade? </text:p>
        </text:list-item>
        <text:list-item>
          <text:p text:style-name="P4">Existe um índice que apresente desempenho consistente em todos os cenários? </text:p>
        </text:list-item>
      </text:list>
      <text:p text:style-name="Horizontal_20_Line"/>
      <text:h text:style-name="Heading_20_4" text:outline-level="4"><text:span text:style-name="Strong_20_Emphasis">3. Metodologia</text:span></text:h>
      <text:h text:style-name="Heading_20_5" text:outline-level="5"><text:span text:style-name="Strong_20_Emphasis">3.1 Dados Utilizados</text:span></text:h>
      <text:list xml:id="list2267616629" text:style-name="L3">
        <text:list-item>
          <text:p text:style-name="P6"><text:span text:style-name="Strong_20_Emphasis">Conjuntos de Dados Sintéticos</text:span>:</text:p>
          <text:list>
            <text:list-item>
              <text:p text:style-name="P7">Gerados com diferentes características, como forma dos clusters (esféricos, alongados) e níveis de sobreposição. </text:p>
            </text:list-item>
            <text:list-item>
              <text:p text:style-name="P7">Variação nos parâmetros: número de clusters (KK), dimensionalidade, e ruído. </text:p>
            </text:list-item>
          </text:list>
        </text:list-item>
        <text:list-item>
          <text:p text:style-name="P6"><text:span text:style-name="Strong_20_Emphasis">Conjuntos de Dados Reais</text:span>:</text:p>
          <text:list>
            <text:list-item>
              <text:p text:style-name="P7">Selecionados de repositórios como UCI Machine Learning Repository. </text:p>
            </text:list-item>
            <text:list-item>
              <text:p text:style-name="P6">Exemplos: Iris, Wine, e Glass. </text:p>
            </text:list-item>
          </text:list>
        </text:list-item>
      </text:list>
      <text:h text:style-name="Heading_20_5" text:outline-level="5"><text:soft-page-break/><text:span text:style-name="Strong_20_Emphasis">3.2 Algoritmos de Clustering</text:span></text:h>
      <text:p text:style-name="Text_20_body">Os CVIs foram avaliados em partições geradas por três algoritmos de clustering:</text:p>
      <text:list xml:id="list319351642" text:style-name="L4">
        <text:list-item>
          <text:p text:style-name="P9"><text:span text:style-name="Strong_20_Emphasis">k-means</text:span>: Otimiza a coesão intra-cluster, assumindo clusters esféricos. </text:p>
        </text:list-item>
        <text:list-item>
          <text:p text:style-name="P9"><text:span text:style-name="Strong_20_Emphasis">Ward</text:span>: Baseado na redução da variância intra-cluster em cada fusão. </text:p>
        </text:list-item>
        <text:list-item>
          <text:p text:style-name="P8"><text:span text:style-name="Strong_20_Emphasis">Agrupamento Hierárquico</text:span>: Utilizando critérios como ligação média (average-linkage). </text:p>
        </text:list-item>
      </text:list>
      <text:h text:style-name="Heading_20_5" text:outline-level="5"><text:span text:style-name="Strong_20_Emphasis">3.3 Índices de Validade Interna Avaliados</text:span></text:h>
      <text:p text:style-name="Text_20_body">Foram analisados 30 CVIs internos, incluindo:</text:p>
      <text:list xml:id="list1937139085" text:style-name="L5">
        <text:list-item>
          <text:p text:style-name="P10"><text:span text:style-name="Strong_20_Emphasis">Índice de Silhueta</text:span> (S(i)S(i)):</text:p>
          <text:p text:style-name="P10">S(i)=b(i)−a(i)max⁡(a(i),b(i))S(i) = \frac{b(i) - a(i)}{\max(a(i), b(i))} </text:p>
          <text:p text:style-name="P10">Onde:</text:p>
          <text:list>
            <text:list-item>
              <text:p text:style-name="P11">a(i)a(i): Distância média de ii para os pontos do mesmo cluster. </text:p>
            </text:list-item>
            <text:list-item>
              <text:p text:style-name="P11">b(i)b(i): Distância mínima de ii para pontos de outros clusters. </text:p>
            </text:list-item>
          </text:list>
        </text:list-item>
        <text:list-item>
          <text:p text:style-name="P10"><text:span text:style-name="Strong_20_Emphasis">Índice de Dunn</text:span>:</text:p>
          <text:p text:style-name="P10">D=min⁡1≤i&lt;j≤kdist(Ci,Cj)max⁡1≤kdiam(Ck)D = \frac{\min_{1 \leq i &lt; j \leq k} \text{dist}(C_i, C_j)}{\max_{1 \leq k} \text{diam}(C_k)} </text:p>
          <text:p text:style-name="P10">Onde:</text:p>
          <text:list>
            <text:list-item>
              <text:p text:style-name="P11">dist(Ci,Cj)\text{dist}(C_i, C_j): Distância mínima entre clusters CiC_i e CjC_j. </text:p>
            </text:list-item>
            <text:list-item>
              <text:p text:style-name="P11">diam(Ck)\text{diam}(C_k): Diâmetro do cluster CkC_k. </text:p>
            </text:list-item>
          </text:list>
        </text:list-item>
        <text:list-item>
          <text:p text:style-name="P10"><text:span text:style-name="Strong_20_Emphasis">Índice de Davies-Bouldin (DB)</text:span>:</text:p>
          <text:p text:style-name="P10">DB=1K∑i=1Kmax⁡j≠iσi+σjdist(Ci,Cj)DB = \frac{1}{K} \sum_{i=1}^K \max_{j \neq i} \frac{\sigma_i + \sigma_j}{\text{dist}(C_i, C_j)} </text:p>
          <text:p text:style-name="P10">Onde:</text:p>
          <text:list>
            <text:list-item>
              <text:p text:style-name="P11">σi\sigma_i: Dispersão do cluster CiC_i. </text:p>
            </text:list-item>
          </text:list>
        </text:list-item>
        <text:list-item>
          <text:p text:style-name="P10"><text:span text:style-name="Strong_20_Emphasis">Índice de Calinski-Harabasz (CH)</text:span>:</text:p>
          <text:p text:style-name="P10">CH=tr(BK)tr(WK)⋅n−KK−1CH = \frac{\text{tr}(B_K)}{\text{tr}(W_K)} \cdot \frac{n - K}{K - 1} </text:p>
          <text:p text:style-name="P10">Onde:</text:p>
          <text:list>
            <text:list-item>
              <text:p text:style-name="P11">tr(BK)\text{tr}(B_K): Soma das distâncias inter-clusters. </text:p>
            </text:list-item>
            <text:list-item>
              <text:p text:style-name="P10">tr(WK)\text{tr}(W_K): Soma das distâncias intra-cluster. 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Resultados Experimentais</text:span></text:h>
      <text:h text:style-name="Heading_20_5" text:outline-level="5"><text:span text:style-name="Strong_20_Emphasis">4.1 Desempenho Geral</text:span></text:h>
      <text:list xml:id="list51051054" text:style-name="L6">
        <text:list-item>
          <text:p text:style-name="P13"><text:span text:style-name="Strong_20_Emphasis">Índice de Silhueta</text:span>: Mostrou-se o mais consistente, destacando-se em cenários com clusters esféricos e baixa sobreposição. </text:p>
        </text:list-item>
        <text:list-item>
          <text:p text:style-name="P13"><text:span text:style-name="Strong_20_Emphasis">Índice de Dunn</text:span>: Eficaz para clusters bem separados, mas sensível ao ruído. </text:p>
        </text:list-item>
        <text:list-item>
          <text:p text:style-name="P12"><text:span text:style-name="Strong_20_Emphasis">Davies-Bouldin</text:span> e <text:span text:style-name="Strong_20_Emphasis">Calinski-Harabasz</text:span>: Ótimos para clusters esféricos, mas apresentam limitações com alta dimensionalidade. </text:p>
        </text:list-item>
      </text:list>
      <text:h text:style-name="Heading_20_5" text:outline-level="5"><text:soft-page-break/><text:span text:style-name="Strong_20_Emphasis">4.2 Impacto de Parâmetros</text:span></text:h>
      <text:list xml:id="list2600819860" text:style-name="L7">
        <text:list-item>
          <text:p text:style-name="P15"><text:span text:style-name="Strong_20_Emphasis">Número de Clusters (KK)</text:span>: </text:p>
          <text:list>
            <text:list-item>
              <text:p text:style-name="P15">Índices como Silhueta e CH são robustos para variações em KK. </text:p>
            </text:list-item>
          </text:list>
        </text:list-item>
        <text:list-item>
          <text:p text:style-name="P15"><text:span text:style-name="Strong_20_Emphasis">Ruído</text:span>: </text:p>
          <text:list>
            <text:list-item>
              <text:p text:style-name="P15">Ruído significativo reduz a eficácia de quase todos os CVIs, com exceção do CH. </text:p>
            </text:list-item>
          </text:list>
        </text:list-item>
        <text:list-item>
          <text:p text:style-name="P15"><text:span text:style-name="Strong_20_Emphasis">Dimensionalidade</text:span>: </text:p>
          <text:list>
            <text:list-item>
              <text:p text:style-name="P14">Alta dimensionalidade prejudica o desempenho de índices baseados em distâncias, como DB e Dunn. 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Conclusões</text:span></text:h>
      <text:list xml:id="list808836856" text:style-name="L8">
        <text:list-item>
          <text:p text:style-name="P17"><text:span text:style-name="Strong_20_Emphasis">Não há um índice universalmente superior</text:span>: </text:p>
          <text:list>
            <text:list-item>
              <text:p text:style-name="P17">A escolha do CVI depende da estrutura dos dados e das características dos clusters. </text:p>
            </text:list-item>
          </text:list>
        </text:list-item>
        <text:list-item>
          <text:p text:style-name="P17"><text:span text:style-name="Strong_20_Emphasis">Recomendações Práticas</text:span>: </text:p>
          <text:list>
            <text:list-item>
              <text:p text:style-name="P17">Utilize o <text:span text:style-name="Strong_20_Emphasis">Índice de Silhueta</text:span> para clusters esféricos e pouca sobreposição. </text:p>
            </text:list-item>
            <text:list-item>
              <text:p text:style-name="P17">Use o <text:span text:style-name="Strong_20_Emphasis">Calinski-Harabasz</text:span> em cenários com alta dimensionalidade e sem ruído extremo. </text:p>
            </text:list-item>
          </text:list>
        </text:list-item>
        <text:list-item>
          <text:p text:style-name="P17"><text:span text:style-name="Strong_20_Emphasis">Perspectivas Futuras</text:span>: </text:p>
          <text:list>
            <text:list-item>
              <text:p text:style-name="P17">Estudar a adaptação dos índices para dados de alta dimensionalidade. </text:p>
            </text:list-item>
            <text:list-item>
              <text:p text:style-name="P16">Explorar métodos híbridos que combinem os pontos fortes de diferentes índices. 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Exemplo Prático</text:span></text:h>
      <text:h text:style-name="Heading_20_5" text:outline-level="5"><text:span text:style-name="Strong_20_Emphasis">6.1 Cenário</text:span></text:h>
      <text:p text:style-name="Text_20_body">Dados de exemplo com dois clusters esféricos:</text:p>
      <text:p text:style-name="Text_20_body">X={(1,1),(2,2),(1,2),(10,10),(11,11),(10,11)}X = \{(1, 1), (2, 2), (1, 2), (10, 10), (11, 11), (10, 11)\} </text:p>
      <text:p text:style-name="Text_20_body">Aplicamos o <text:span text:style-name="Strong_20_Emphasis">k-means</text:span> e calculamos o Índice de Silhueta.</text:p>
      <text:h text:style-name="Heading_20_5" text:outline-level="5"><text:span text:style-name="Strong_20_Emphasis">6.2 Implementação em Python</text:span></text:h>
      <text:p text:style-name="Preformatted_20_Text"><text:span text:style-name="Source_20_Text">from sklearn.metrics import silhouette_score</text:span></text:p>
      <text:p text:style-name="Preformatted_20_Text"><text:span text:style-name="Source_20_Text">from sklearn.cluster import KMeans</text:span></text:p>
      <text:p text:style-name="Preformatted_20_Text"/>
      <text:p text:style-name="Preformatted_20_Text"><text:span text:style-name="Source_20_Text"># Dados</text:span></text:p>
      <text:p text:style-name="Preformatted_20_Text"><text:span text:style-name="Source_20_Text">X = [[1, 1], [2, 2], [1, 2], [10, 10], [11, 11], [10, 11]]</text:span></text:p>
      <text:p text:style-name="Preformatted_20_Text"/>
      <text:p text:style-name="Preformatted_20_Text"><text:span text:style-name="Source_20_Text"># Aplicar k-means</text:span></text:p>
      <text:p text:style-name="Preformatted_20_Text"><text:span text:style-name="Source_20_Text">kmeans = KMeans(n_clusters=2, random_state=0)</text:span></text:p>
      <text:p text:style-name="Preformatted_20_Text"><text:span text:style-name="Source_20_Text">labels = kmeans.fit_predict(X)</text:span></text:p>
      <text:p text:style-name="Preformatted_20_Text"/>
      <text:p text:style-name="Preformatted_20_Text"><text:span text:style-name="Source_20_Text"># Calcular índice de silhueta</text:span></text:p>
      <text:p text:style-name="Preformatted_20_Text"><text:span text:style-name="Source_20_Text">silhouette = silhouette_score(X, labels)</text:span></text:p>
      <text:p text:style-name="P1"><text:span text:style-name="Source_20_Text">print(f"Índice de Silhueta: {silhouette}")</text:span></text:p>
      <text:h text:style-name="Heading_20_5" text:outline-level="5"><text:span text:style-name="Strong_20_Emphasis">6.3 Implementação em C</text:span></text:h>
      <text:p text:style-name="Preformatted_20_Text"><text:span text:style-name="Source_20_Text">#include &lt;stdio.h&gt;</text:span></text:p>
      <text:p text:style-name="Preformatted_20_Text"><text:span text:style-name="Source_20_Text">#include &lt;math.h&gt;</text:span></text:p>
      <text:p text:style-name="Preformatted_20_Text"/>
      <text:p text:style-name="Preformatted_20_Text"><text:span text:style-name="Source_20_Text">double calculate_silhouette(double distances[][6], int labels[], int n, int k) {</text:span></text:p>
      <text:p text:style-name="Preformatted_20_Text"><text:span text:style-name="Source_20_Text"><text:s text:c="4"/>double silhouette = 0.0;</text:span></text:p>
      <text:p text:style-name="Preformatted_20_Text"><text:soft-page-break/><text:span text:style-name="Source_20_Text"><text:s text:c="4"/>for (int i = 0; i &lt; n; i++) {</text:span></text:p>
      <text:p text:style-name="Preformatted_20_Text"><text:span text:style-name="Source_20_Text"><text:s text:c="8"/>double a = 0.0, b = INFINITY;</text:span></text:p>
      <text:p text:style-name="Preformatted_20_Text"><text:span text:style-name="Source_20_Text"><text:s text:c="8"/>int cluster = labels[i];</text:span></text:p>
      <text:p text:style-name="Preformatted_20_Text"/>
      <text:p text:style-name="Preformatted_20_Text"><text:span text:style-name="Source_20_Text"><text:s text:c="8"/>// Calcular a(i)</text:span></text:p>
      <text:p text:style-name="Preformatted_20_Text"><text:span text:style-name="Source_20_Text"><text:s text:c="8"/>for (int j = 0; j &lt; n; j++) {</text:span></text:p>
      <text:p text:style-name="Preformatted_20_Text"><text:span text:style-name="Source_20_Text"><text:s text:c="12"/>if (labels[j] == cluster &amp;&amp; i != j) {</text:span></text:p>
      <text:p text:style-name="Preformatted_20_Text"><text:span text:style-name="Source_20_Text"><text:s text:c="16"/>a += distances[i][j]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a /= n - 1;</text:span></text:p>
      <text:p text:style-name="Preformatted_20_Text"/>
      <text:p text:style-name="Preformatted_20_Text"><text:span text:style-name="Source_20_Text"><text:s text:c="8"/>// Calcular b(i)</text:span></text:p>
      <text:p text:style-name="Preformatted_20_Text"><text:span text:style-name="Source_20_Text"><text:s text:c="8"/>for (int c = 0; c &lt; k; c++) {</text:span></text:p>
      <text:p text:style-name="Preformatted_20_Text"><text:span text:style-name="Source_20_Text"><text:s text:c="12"/>if (c != cluster) {</text:span></text:p>
      <text:p text:style-name="Preformatted_20_Text"><text:span text:style-name="Source_20_Text"><text:s text:c="16"/>double dist_sum = 0.0, count = 0;</text:span></text:p>
      <text:p text:style-name="Preformatted_20_Text"><text:span text:style-name="Source_20_Text"><text:s text:c="16"/>for (int j = 0; j &lt; n; j++) {</text:span></text:p>
      <text:p text:style-name="Preformatted_20_Text"><text:span text:style-name="Source_20_Text"><text:s text:c="20"/>if (labels[j] == c) {</text:span></text:p>
      <text:p text:style-name="Preformatted_20_Text"><text:span text:style-name="Source_20_Text"><text:s text:c="24"/>dist_sum += distances[i][j];</text:span></text:p>
      <text:p text:style-name="Preformatted_20_Text"><text:span text:style-name="Source_20_Text"><text:s text:c="24"/>count++;</text:span></text:p>
      <text:p text:style-name="Preformatted_20_Text"><text:span text:style-name="Source_20_Text"><text:s text:c="20"/>}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double avg_dist = dist_sum / count;</text:span></text:p>
      <text:p text:style-name="Preformatted_20_Text"><text:span text:style-name="Source_20_Text"><text:s text:c="16"/>if (avg_dist &lt; b) b = avg_dist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ilhouette += (b - a) / fmax(a, b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silhouette / n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labels[6] = {0, 0, 0, 1, 1, 1};</text:span></text:p>
      <text:p text:style-name="Preformatted_20_Text"><text:span text:style-name="Source_20_Text"><text:s text:c="4"/>double distances[6][6] = {</text:span></text:p>
      <text:p text:style-name="Preformatted_20_Text"><text:span text:style-name="Source_20_Text"><text:s text:c="8"/>{0, 1, 1.4, 12.7, 14.1, 13.4},</text:span></text:p>
      <text:p text:style-name="Preformatted_20_Text"><text:span text:style-name="Source_20_Text"><text:s text:c="8"/>{1, 0, 1.4, 12.7, 14.1, 13.4},</text:span></text:p>
      <text:p text:style-name="Preformatted_20_Text"><text:span text:style-name="Source_20_Text"><text:s text:c="8"/>{1.4, 1.4, 0, 12.7, 14.1, 13.4},</text:span></text:p>
      <text:p text:style-name="Preformatted_20_Text"><text:span text:style-name="Source_20_Text"><text:s text:c="8"/>{12.7, 12.7, 12.7, 0, 1, 1.4},</text:span></text:p>
      <text:p text:style-name="Preformatted_20_Text"><text:span text:style-name="Source_20_Text"><text:s text:c="8"/>{14.1, 14.1, 14.1, 1, 0, 1.4},</text:span></text:p>
      <text:p text:style-name="P1"><text:span text:style-name="Source_20_Text"><text:s text:c="8"/>{13.4,</text:span></text:p>
      <text:p text:style-name="Text_20_body">13.4, 13.4, 1.4, 1.4, 0}, };</text:p>
      <text:p text:style-name="Preformatted_20_Text"><text:span text:style-name="Source_20_Text">double silhouette = calculate_silhouette(distances, labels, 6, 2);</text:span></text:p>
      <text:p text:style-name="Preformatted_20_Text"><text:span text:style-name="Source_20_Text">printf("Índice de Silhueta: %.2f\n", silhouette);</text:span></text:p>
      <text:p text:style-name="Preformatted_20_Text"/>
      <text:p text:style-name="P1"><text:span text:style-name="Source_20_Text">return 0;</text:span></text:p>
      <text:p text:style-name="Text_20_body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23:00:26.559372545</meta:creation-date>
    <dc:date>2024-12-05T23:01:24.006840102</dc:date>
    <meta:editing-duration>PT58S</meta:editing-duration>
    <meta:editing-cycles>1</meta:editing-cycles>
    <meta:document-statistic meta:table-count="0" meta:image-count="0" meta:object-count="0" meta:page-count="4" meta:paragraph-count="131" meta:word-count="957" meta:character-count="6615" meta:non-whitespace-character-count="5414"/>
    <meta:generator>LibreOffice/7.3.7.2$Linux_X86_64 LibreOffice_project/30$Build-2</meta:generator>
  </office:meta>
</office:document-meta>
</file>